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macho, A. G., Montesinos, F. G., and R. Vieira, <text:s/>2000, Gravity inversion by means of growing </text:p>
      <text:p text:style-name="Standard">bodies: Geophysics, 65, 95-101. </text:p>
      <text:p text:style-name="Standard"/>
      <text:p text:style-name="Standard">Li, Y., and D. W. Oldenburg, 1998, 3-D inversion of gravity data: Geophysics, 63, 109-119. </text:p>
      <text:p text:style-name="Standard"/>
      <text:p text:style-name="Standard">Martinez, C., Li, Y., Krahenbuhl, R., and M. Braga, 2010, 3D Inversion of airborne gravity </text:p>
      <text:p text:style-name="Standard">gradiomentry for iron ore exploration in Brazil: 80th Annual International Meeting, SEG, </text:p>
      <text:p text:style-name="Standard">Expanded Abstracts, 1753-1757. </text:p>
      <text:p text:style-name="Standard"/>
      <text:p text:style-name="Standard">Nagy, D., Papp, G., and J. Benedek, 2000, The gravitational potential and its derivatives for the prism:</text:p>
      <text:p text:style-name="Standard">Journal of Geodesy, 74, 552-560. </text:p>
      <text:p text:style-name="Standard"/>
      <text:p text:style-name="Standard">Portniaguine, O., and M. S. Zhdanov, 2002, 3-D magnetic inversion with data compression and image </text:p>
      <text:p text:style-name="Standard">focusing: Geophysics, 67, 1532-1541. </text:p>
      <text:p text:style-name="Standard"/>
      <text:p text:style-name="Standard">René, R. M., 1986, Gravity inversion using open, reject, and “shape-of-anomaly” fill criteria: </text:p>
      <text:p text:style-name="Standard">Geophysics, 51, 988-994. </text:p>
      <text:p text:style-name="Standard"/>
      <text:p text:style-name="Standard">Silva Dias, F. J. S., Barbosa, V. C. F., and J. B. C. Silva, 2009, 3D gravity inversion through an </text:p>
      <text:p text:style-name="Standard">adaptive-learning procedure: Geophysics, 74, I9-I21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onardo Uieda</meta:initial-creator>
    <meta:creation-date>2011-04-05T18:14:22</meta:creation-date>
    <dc:date>2011-04-06T11:58:11</dc:date>
    <dc:creator>Leonardo Uieda</dc:creator>
    <meta:editing-duration>PT00H22M27S</meta:editing-duration>
    <meta:editing-cycles>14</meta:editing-cycles>
    <meta:generator>OpenOffice.org/3.2$Unix OpenOffice.org_project/320m12$Build-9483</meta:generator>
    <meta:document-statistic meta:table-count="0" meta:image-count="0" meta:object-count="0" meta:page-count="1" meta:paragraph-count="14" meta:word-count="148" meta:character-count="973"/>
  </office:meta>
</office:document-meta>
</file>